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number-columns-repeated="16378" table:default-cell-style-name="ce1"/>
        <table:table-row table:style-name="ro1">
          <table:table-cell table:style-name="ce1"/>
          <table:table-cell office:value-type="string" table:style-name="ce1">
            <text:p>Programozás</text:p>
          </table:table-cell>
          <table:table-cell office:value-type="string" table:style-name="ce1">
            <text:p>Design</text:p>
          </table:table-cell>
          <table:table-cell office:value-type="string" table:style-name="ce1">
            <text:p>Dokumentáció</text:p>
          </table:table-cell>
          <table:table-cell office:value-type="string" table:style-name="ce1">
            <text:p>Prezentáció</text:p>
          </table:table-cell>
          <table:table-cell office:value-type="string" table:style-name="ce1">
            <text:p>Webszerkeszté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yerle Bence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ázár Já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anikathehedgehog2m@gmail.com</meta:initial-creator>
    <dc:creator>O365 felhasználó</dc:creator>
    <meta:creation-date>2024-12-16T16:36:55Z</meta:creation-date>
    <dc:date>2025-04-03T07:48:50Z</dc:date>
  </office:meta>
</office:document-meta>
</file>